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242380"/>
    </style:style>
    <style:style style:name="T3" style:family="text">
      <style:text-properties officeooo:rsid="0024a8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2">5.</text:span><text:span text:style-name="T3">0 (M21)</text:span> – 0<text:span text:style-name="T2">8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39" meta:non-whitespace-character-count="123"/>
    <meta:user-defined meta:name="WebPublish_HTML_Profile">EEZ (HTML)</meta:user-defined>
  </office:meta>
</office:document-meta>
</file>